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fr" fo:country="FR"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 style:family="paragraph" style:parent-style-name="Standard" style:list-style-name="L6">
      <style:paragraph-properties fo:text-align="start" style:justify-single-word="false"/>
      <style:text-properties fo:font-size="14pt" fo:language="fr" fo:country="FR"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 style:family="paragraph" style:parent-style-name="Standard" style:list-style-name="L7">
      <style:paragraph-properties fo:text-align="start" style:justify-single-word="false"/>
      <style:text-properties fo:font-size="14pt" fo:language="fr" fo:country="FR"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5" style:family="paragraph" style:parent-style-name="Standard" style:list-style-name="L1">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list-style-name="L2">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list-style-name="L3">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list-style-name="L4">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list-style-name="L5">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list-style-name="L7">
      <style:paragraph-properties fo:text-align="start"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paragraph-properties fo:text-align="justify" style:justify-single-word="false"/>
      <style:text-properties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paragraph-properties fo:text-align="center" style:justify-single-word="false"/>
      <style:text-properties fo:font-size="18pt" fo:language="fr" fo:country="FR" style:text-underline-style="none" fo:font-weight="bold" style:font-size-asian="18pt" style:language-asian="zxx" style:country-asian="none" style:font-weight-asian="bold" style:font-size-complex="18pt"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7cm" fo:text-indent="-0.635cm" fo:margin-left="8.23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imm Loan</text:p>
      <text:p text:style-name="P4">Durand Théo</text:p>
      <text:p text:style-name="P4">Lorenzo Isis Ariana </text:p>
      <text:p text:style-name="P12"/>
      <text:p text:style-name="P12"/>
      <text:p text:style-name="P12">Mini Projet d'Informatique :</text:p>
      <text:p text:style-name="P12">Combat de Jedis</text:p>
      <text:p text:style-name="P12"/>
      <text:p text:style-name="P12"/>
      <text:p text:style-name="P11"><text:tab/>Notre mini projet a pour but de simuler un combat entre deux Jedis, personnages issus de l'univers Star Wars. Nous avons voulu recréer un duel typique, où les deux joueurs peuvent s'attaquer à coups de sabre laser, et en faisant appel à la Force.</text:p>
      <text:p text:style-name="P11"/>
      <text:p text:style-name="P4"><text:tab/>Pour commencer, nous avons réfléchi à la création des Jedis, en utilisant une classe du même nom. La classe Jedi permet ainsi de créer un objet de type Jedi, caractérisé par 6 attributs :</text:p>
      <text:list xml:id="list1612834972140192803" text:style-name="L1">
        <text:list-item>
          <text:p text:style-name="P5">Le numéro qui lui est associé</text:p>
        </text:list-item>
      </text:list>
      <text:list xml:id="list4031099661374222125" text:style-name="L2">
        <text:list-item>
          <text:p text:style-name="P6">Son nom</text:p>
        </text:list-item>
        <text:list-item>
          <text:p text:style-name="P6">Son nombre de points de vie initial</text:p>
        </text:list-item>
        <text:list-item>
          <text:p text:style-name="P6">Son pourcentage initial de force</text:p>
        </text:list-item>
        <text:list-item>
          <text:p text:style-name="P6">Les dégâts maximum de son sabre</text:p>
        </text:list-item>
        <text:list-item>
          <text:p text:style-name="P6">Les dégâts de son attaque par la force</text:p>
        </text:list-item>
      </text:list>
      <text:p text:style-name="P4">Nous avons ainsi créé 4 profils prédéfinis, avec pour chaque Jedi un bonus propre : </text:p>
      <text:list xml:id="list8861177569535941446" text:style-name="L3">
        <text:list-item>
          <text:p text:style-name="P7">Maître Yoda, dont les attaques aux sabres sont les plus puissantes,</text:p>
        </text:list-item>
        <text:list-item>
          <text:p text:style-name="P7">Rey, se soignant beaucoup plus efficacement,</text:p>
        </text:list-item>
        <text:list-item>
          <text:p text:style-name="P7">Dark Vador, qui possède les dégâts de force les plus élevés, et une meilleure chance de parer une attaque au sabre adverse,</text:p>
        </text:list-item>
        <text:list-item>
          <text:p text:style-name="P7">Luke Skywalker, qui régénère mieux sa force que les autres.</text:p>
        </text:list-item>
      </text:list>
      <text:p text:style-name="P4"><text:tab/>Ensuite, nous avons créé, en plus des getters et setters, <text:s/>des méthodes qui correspondent à chaque type d'action qu'il sera possible de réaliser dans notre classe Jeu. Celles-ci sont succinctement expliquées dans notre Javadoc.</text:p>
      <text:list xml:id="list3875986336159575212" text:style-name="L4">
        <text:list-item>
          <text:p text:style-name="P8">La méthode <text:span text:style-name="T1">coupSabre</text:span><text:span text:style-name="T2"> génère un entier </text:span><text:span text:style-name="T2">aléatoire </text:span><text:span text:style-name="T2">correspondant aux dégâts occasionnés par </text:span><text:span text:style-name="T2">l'attaque au sabre d'</text:span><text:span text:style-name="T2">un Jedi. </text:span><text:span text:style-name="T2">Cet entier est compris entre 50 et 100% du dégât max.</text:span></text:p>
        </text:list-item>
        <text:list-item>
          <text:p text:style-name="P8"><text:span text:style-name="T2">La méthode </text:span><text:span text:style-name="T1">parerCoup </text:span><text:span text:style-name="T2">permet au joueur d'avoir une chance sur trois de parer une attaque au sabre (et pour Dark Vador une chance sur deux). La méthode renvoie un boolean.</text:span></text:p>
        </text:list-item>
        <text:list-item>
          <text:p text:style-name="P8"><text:span text:style-name="T2">La méthode </text:span><text:span text:style-name="T1">u</text:span><text:span text:style-name="T1">tiliseForce, </text:span><text:span text:style-name="T2">utilisable seulement si le joueur a 100% de la force, permet </text:span><text:span text:style-name="T2">de faire une attaque puissante et imparable sur</text:span><text:span text:style-name="T2"> l'autre joueur. Cette attaque implique également un retour à z</text:span><text:span text:style-name="T2">é</text:span><text:span text:style-name="T2">ro de la force pour l'attaquant. </text:span></text:p>
        </text:list-item>
        <text:list-item>
          <text:p text:style-name="P8"><text:soft-page-break/><text:span text:style-name="T2">La méthode </text:span><text:span text:style-name="T1">regagnerVie</text:span><text:span text:style-name="T2"> permet d'utiliser la force (à n'importe quel </text:span><text:span text:style-name="T2">pourcentage) pour regagner 1/3 de force en point de vie (et pour Rey 1/2). Cette action implique également un retour à zéro de la force pour le joueur. <text:s/></text:span></text:p>
        </text:list-item>
        <text:list-item>
          <text:p text:style-name="P8"><text:span text:style-name="T2">La méthode </text:span><text:span text:style-name="T1">regagnerForce </text:span><text:span text:style-name="T2">permet de gagner à chaque tour 15% de force (et pour Luke Skywalker 20%). Elle permet aussi de ne pas depasser 100%.</text:span></text:p>
        </text:list-item>
      </text:list>
      <text:p text:style-name="P1"><text:tab/></text:p>
      <text:p text:style-name="P1"><text:tab/>Après avoir testé ces méthodes dans la classe TestJedi, nous avons créé la classe Jeu qui permet à deux joueurs de s'affronter dans un duel virtuel. Après une présentation du jeu et des Jedis, les joueurs peuvent choisir quel Jedi ils incarnent et quelles touches ils utilisent pour leurs actions. </text:p>
      <text:p text:style-name="P1"><text:tab/>Ensuite, le jeu se joue au tour par tour. A chaque tour le joueur actif peut faire une des trois actions possibles (attaquer au sabre, attaquer avec la force, se soigner avec la force). </text:p>
      <text:list xml:id="list1454114873680486365" text:style-name="L5">
        <text:list-item>
          <text:p text:style-name="P9"><text:span text:style-name="T2">S'il attaque au sabre, la méthode </text:span><text:span text:style-name="T1">coupSabre</text:span><text:span text:style-name="T2"> est utilisée pour générer au hasard les dégâts (50 à 100% du dégât max). Le deuxième joueur a alors la possibilité de parer :</text:span></text:p>
        </text:list-item>
      </text:list>
      <text:list xml:id="list770098855015294370" text:style-name="L6">
        <text:list-header>
          <text:p text:style-name="P2">→ <text:s/>S'il pare et qu'il réussit, il ne prend aucun dégât. </text:p>
        </text:list-header>
      </text:list>
      <text:p text:style-name="P4"><text:span text:style-name="T2"><text:s text:c="5"/><text:tab/><text:tab/>→ <text:s/>S'il pare et qu'il échoue, il prend ses dégâts et passe son tour. </text:span></text:p>
      <text:p text:style-name="P4"><text:span text:style-name="T2"><text:tab/><text:tab/>→ <text:s/>S'il ne pare pas, il prend ses dégâts mais peut jouer ensuite.</text:span></text:p>
      <text:p text:style-name="P4"><text:span text:style-name="T2"><text:tab/><text:tab/>→ <text:s/>S'il se trompe de touche, il passe son tour.</text:span></text:p>
      <text:list xml:id="list6509191924146452972" text:style-name="L7">
        <text:list-item>
          <text:p text:style-name="P3">S'il attaque avec la force, le jeu vérifie si le joueur possède bien 100% de sa force :</text:p>
          <text:list>
            <text:list-item>
              <text:list>
                <text:list-header>
                  <text:p text:style-name="P10"><text:span text:style-name="T2">→ <text:s text:c="2"/>Si c'est le cas, la méthode </text:span><text:span text:style-name="T1">utiliseForce </text:span><text:span text:style-name="T2">est utilisée pour infliger les dégâts de force, propre au Jedi, sur son adversaire.</text:span></text:p>
                  <text:p text:style-name="P3">→ <text:s/>Si ce n'est pas le cas, un message s'adresse au joueur, et il passe son tour. </text:p>
                </text:list-header>
              </text:list>
            </text:list-item>
          </text:list>
        </text:list-item>
        <text:list-item>
          <text:p text:style-name="P10"><text:span text:style-name="T2">S'il décide de se soigner, la méthode </text:span><text:span text:style-name="T1">regagnerVie </text:span><text:span text:style-name="T2">est utilisée pour transférer 30% (ou 50% pour Rey) de sa force actuelle en points de vie. </text:span></text:p>
        </text:list-item>
        <text:list-item>
          <text:p text:style-name="P3">Si le joueur se trompe de touche et n'entre pas une de ces trois actions, un message lui est adressé et il passe son tour. <text:s/></text:p>
        </text:list-item>
      </text:list>
      <text:p text:style-name="P1">A chaque fin de tour, les deux joueurs regagnent 15% de leur force (ou 20% pour Luke Skywalker), mais ne peuvent dépasser 100%.</text:p>
      <text:p text:style-name="P1"/>
      <text:p text:style-name="P1"><text:tab/>Les tours s'enchaînent ainsi, jusqu'à ce qu'un des joueurs n'ai plus de points de vie. On <text:s/>affiche alors un dernier message pour féliciter le gagn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54S</meta:editing-duration>
    <meta:editing-cycles>9</meta:editing-cycles>
    <meta:generator>OpenOffice/4.1.1$Win32 OpenOffice.org_project/411m6$Build-9775</meta:generator>
    <dc:date>2016-06-06T20:46:45.28</dc:date>
    <dc:creator>Loan Grimm</dc:creator>
    <meta:document-statistic meta:table-count="0" meta:image-count="0" meta:object-count="0" meta:page-count="2" meta:paragraph-count="39" meta:word-count="721" meta:character-count="3992"/>
    <meta:user-defined meta:name="Info 1"/>
    <meta:user-defined meta:name="Info 2"/>
    <meta:user-defined meta:name="Info 3"/>
    <meta:user-defined meta:name="Info 4"/>
  </office:meta>
</office:document-meta>
</file>